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text-underline-style="none"/>
    </style:style>
    <style:style style:name="T12" style:family="text">
      <style:text-properties style:text-position="super 58%" style:text-underline-style="none" fo:font-weight="normal" style:font-weight-asian="normal" style:font-weight-complex="normal"/>
    </style:style>
    <style:style style:name="T13" style:family="text">
      <style:text-properties style:text-position="super 58%" fo:font-weight="normal" style:font-weight-asian="normal" style:font-weight-complex="normal"/>
    </style:style>
    <style:style style:name="T14" style:family="text">
      <style:text-properties style:text-position="sub 58%"/>
    </style:style>
    <style:style style:name="T15" style:family="text">
      <style:text-properties style:text-position="0% 100%"/>
    </style:style>
    <style:style style:name="T16" style:family="text">
      <style:text-properties style:text-position="0% 100%" style:text-underline-style="none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al et travail du Japon d'avant-guerre</text:p>
      <text:p text:style-name="P2"/>
      <text:p text:style-name="P3">Facteur de production : travail (ens h nécess pour product°, ex : force hum) et capital (ens des biens durable &gt; 1 cycle de prod, ex : machines), complémentaire (+1 travail == +1 capital, ex : pr activer les machines) ou substituable (travail ↔ capital, ac prog techn)</text:p>
      <text:p text:style-name="P3"/>
      <text:p text:style-name="P9"><text:span text:style-name="T1">Doc 1</text:span><text:span text:style-name="T3"> : Répartit° de la main d'oeuvre selon les secteurs d'activité</text:span></text:p>
      <text:p text:style-name="P3"><text:span text:style-name="T3">- de personnes dans le primaire, mais + dans le secondaire (</text:span><text:span text:style-name="T7">surtout</text:span><text:span text:style-name="T3">) et le tertiaire (restauration, commerce </text:span><text:span text:style-name="T8">majoritairement</text:span><text:span text:style-name="T3">, banque, assurance, service à domicile </text:span><text:span text:style-name="T8">minoritairement</text:span><text:span text:style-name="T3">)</text:span></text:p>
      <text:p text:style-name="P4"><text:span text:style-name="T3">Attention </text:span><text:span text:style-name="T4">: Le secteur 1</text:span><text:span text:style-name="T12">aire</text:span><text:span text:style-name="T4"> est tjrs le + imp en md'o, l'agri n'est pas remplacé par l'ind</text:span></text:p>
      <text:p text:style-name="P13"><text:span text:style-name="T3">Dans le 2</text:span><text:span text:style-name="T11">aire</text:span><text:span text:style-name="T3">, c'est la manufacture (transf mat 1</text:span><text:span text:style-name="T11">ère</text:span><text:span text:style-name="T3"> en objet/prod) qui occupe la place la + imp</text:span></text:p>
      <text:p text:style-name="P5"/>
      <text:p text:style-name="P9"><text:span text:style-name="T1">Doc 2</text:span><text:span text:style-name="T3"> : Bénéfice (valeur ajoutée) par secteur d'activité (secteurs qui rapportent le +)</text:span></text:p>
      <text:p text:style-name="P3">L'évolution est assez semblable à celui du doc 1, où sec 1<text:span text:style-name="T10">aire </text:span><text:span text:style-name="T14"><text:s/></text:span><text:span text:style-name="T15">perd importance et 2</text:span><text:span text:style-name="T10">aire</text:span><text:span text:style-name="T15"> en gagne</text:span></text:p>
      <text:p text:style-name="P11"/>
      <text:p text:style-name="P15"><text:span text:style-name="T15">Doc 1 VS Doc 2</text:span><text:span text:style-name="T16"> :</text:span></text:p>
      <text:p text:style-name="P3">Il n'y a pas de rapport de proport° entre md'o et valeur ajoutée (ce n'est pas en augmentant la md'o qu'il y aura + de bénéfice)</text:p>
      <text:p text:style-name="P13">Ex : le sec 2<text:span text:style-name="T10">aire</text:span> a le - de md'o mais le + de bénéf // sec 1<text:span text:style-name="T10">aire</text:span> a le + de md'o mais le - de bénéf</text:p>
      <text:p text:style-name="P3">Agri : intensif en travail, car besoin de bcp de force humaine et pas 100% automatisable, pour bénéf faible</text:p>
      <text:p text:style-name="P3">Ind : machines peut faire bcp + de chose que ds agri → intensif en capital</text:p>
      <text:p text:style-name="P3"/>
      <text:p text:style-name="P17"><text:span text:style-name="T1">Doc 3</text:span> : Prin terr de la <text:span text:style-name="T6">(2)</text:span> product° de fil de soie (!=vêtement) et <text:span text:style-name="T6">(3)</text:span> fabricat° de machines/appareils (pr usines/particuliers)</text:p>
      <text:p text:style-name="P3"><text:span text:style-name="T6">2-A → 2-B</text:span> : augmentation du nbre d'usines, intensificat° ds zone dj ind et créat° ds nouvelles zones</text:p>
      <text:p text:style-name="P3">D'ab surtt à Aichi et Nagano, villes de taille moyenne pr pl raisons : </text:p>
      <text:p text:style-name="P3"><text:tab/><text:tab/>- régions des vers à soie dep prémoderne</text:p>
      <text:p text:style-name="P3"><text:tab/><text:tab/>- nécess bcp d'eau</text:p>
      <text:p text:style-name="P3"><text:tab/><text:tab/>- coût de vie - cher</text:p>
      <text:p text:style-name="P3"><text:tab/><text:tab/>- pas besoin d'un personnel qualifié, donc peut s'installer partout (zones rurales)</text:p>
      <text:p text:style-name="P3"><text:span text:style-name="T6">3-A → 3-B</text:span> : concentrat°/intensificat° ds mêmes zones ttes proches == grandes villes portuaires (Tokyo, Osaka, Kobe, Nagasaki) car besoin d'ingénieurs surtt (et aussi un peu d'ouvriers) qui viennent des universités </text:p>
      <text:p text:style-name="P3">Aux bords de mer car transport + facile des prod lourds par bateau // fil de soie + léger dc - cher à transp</text:p>
      <text:p text:style-name="P3">Dans les mêmes zones pour collab entre usines</text:p>
      <text:p text:style-name="P3"/>
      <text:p text:style-name="P3">→ D'ab dév du textil puis manuf </text:p>
      <text:p text:style-name="P3"/>
      <text:p text:style-name="P9"><text:span text:style-name="T1">Doc 4</text:span> : Distribution de la main d'oeuvre dans les usines manufacturières et usines de tissage</text:p>
      <text:p text:style-name="P4">6.1 <text:span text:style-name="T5">: Peu d'investissement ds usines manuf → bcp de petites usines entre 10 et 1000 employés ac maj fém</text:span></text:p>
      <text:p text:style-name="P6"><text:tab/>Md'o très nbreuse mais capital faible (!= grandes usines en petit nombre, pas les moyens pr)</text:p>
      <text:p text:style-name="P4">6.3 <text:span text:style-name="T5">: Presque que des femmes, 95% vs 40% dans ind manuf/petits ateliers (surtt) → md'o fém - chère /rap hommes</text:span></text:p>
      <text:p text:style-name="P6"><text:tab/>Intensif en travail /rap intensité capital, méthode très artisanale (textil=secteur ds lequel on peut accélérer la prod ac peu de machines ou des machines pas sofistiquées)</text:p>
      <text:p text:style-name="P6"/>
      <text:p text:style-name="P6">Le capital fait défaut à cette époque, mais bcp de md'o</text:p>
      <text:p text:style-name="P6"/>
      <text:p text:style-name="P16"><text:span text:style-name="T5">Doc 5</text:span><text:span text:style-name="T4"> : Commerce et production dans le secteur du coton (</text:span><text:span text:style-name="T3">6.2</text:span><text:span text:style-name="T4">)</text:span></text:p>
      <text:p text:style-name="P4"><text:span text:style-name="T5">raw cotton = fleur de coton (mat 1</text:span><text:span text:style-name="T13">ère</text:span><text:span text:style-name="T17">)</text:span></text:p>
      <text:p text:style-name="P12">yarn = fil de coton (prod intermédiaire entre la fleur et le vêtement)</text:p>
      <text:p text:style-name="P4"><text:span text:style-name="T5">1875 : Japon importe tout (mat 1</text:span><text:span text:style-name="T13">ère</text:span><text:span text:style-name="T5">, fil, vêtement) mais coût élevé</text:span></text:p>
      <text:p text:style-name="P6">→ dév ind du coton et product° domestique+++ au lieu d'imports de fil/vêtement</text:p>
      <text:p text:style-name="P4"><text:span text:style-name="T5">Prod jap dev très imp &gt; demande, donc exportation de fil de coton (</text:span><text:span text:style-name="T9">essentiellement, </text:span><text:span text:style-name="T18">car prod + facilement automatisée</text:span><text:span text:style-name="T5">) et de vêtements (- rentable puisque + artisanale, dc - grande qté)</text:span></text:p>
      <text:p text:style-name="P6"/>
      <text:p text:style-name="P10"><text:span text:style-name="T2">Doc 6</text:span><text:span text:style-name="T5"> : Commerce japonais international en 1937 (</text:span>6.4<text:span text:style-name="T5">)</text:span></text:p>
      <text:p text:style-name="P6"><text:soft-page-break/>Japon exporte bcp de vêtements en coton</text:p>
      <text:p text:style-name="P6">Vers Asie : machines car pas encore dév leur ind lourde et Japon=pays le + proche, dc frais de port - chers</text:p>
      <text:p text:style-name="P6">Vers Eu/Am : 95% de la soie car bas en soie très pop à ce moment, jouets et petits accessoires == ind légère (fait à la main et pas cher)</text:p>
      <text:p text:style-name="P6"/>
      <text:p text:style-name="P6">→ Vers occidentaux, pas ind lourde car pas rentable pour Occ, mais surtt secteur haute intensité de travail car md'o jap pas chère</text:p>
      <text:p text:style-name="P4"/>
      <text:p text:style-name="P10"><text:span text:style-name="T2">Doc 7</text:span><text:span text:style-name="T5"> : Contenu des ateliers classé par taille de capital à Tokyo (</text:span>6.5<text:span text:style-name="T5">)</text:span></text:p>
      <text:p text:style-name="P6">Bcp d'ateliers à petit capital (surtt entre 100 et 2000 yens) et très peu à plus de 20k yens</text:p>
      <text:p text:style-name="P6">+ capital grand, + le nbre de travailleur est important</text:p>
      <text:p text:style-name="P6">En proportion, ce sont les + grands ateliers qui recrutent le + de personnels, et aussi ceux doté d'un capital de 1000--4999 yens.</text:p>
      <text:p text:style-name="P6">Majorité d'apprentis dans les petits ateliers et inverse pour les grands</text:p>
      <text:p text:style-name="P6">Capital combiné à travail pr meilleur bénéf</text:p>
      <text:p text:style-name="P6"/>
      <text:p text:style-name="P14">I. Un assemblage efficace de capital et travail permet un plus important bénéfice</text:p>
      <text:p text:style-name="P14">A. Nécessité du travail (pas de personne pr activer les machines sinon, ou par ex en agri où peu de capital)</text:p>
      <text:p text:style-name="P14">B. Importance du capital (doc 2 : gain imp de temps → + efficace, +9%travail==+26%V.A. ds 2<text:span text:style-name="T10">aire</text:span><text:span text:style-name="T15">1900//agri + doc 7</text:span>)</text:p>
      <text:p text:style-name="P18">C. L'union des 2 facteurs est puissante, mais difficilement réunissables par manque d'investissement pr capital (doc 7 et 4)</text:p>
      <text:p text:style-name="P3"/>
      <text:p text:style-name="P8">II. Forte évolution des secteurs d'activité</text:p>
      <text:p text:style-name="P8">A. Le capital a permis à l'industrie manuf de se dév rapidem<text:span text:style-name="T10">t</text:span>, autant pr personnel que valeur ajoutée (doc 1)</text:p>
      <text:p text:style-name="P8">B. Main d'oeuvre n'équivale plus au bénéfice (doc 1 vs 2, et inversement tendance des prix)</text:p>
      <text:p text:style-name="P8">C. //t, intensificat° du travail ac nouv catégorie de md'o : femmes, très présentes ds usines de textiles (doc 4)</text:p>
      <text:p text:style-name="P6"/>
      <text:p text:style-name="P8">III. De l'import à l'export, les facteurs de production non-négligeable</text:p>
      <text:p text:style-name="P8">A. Aménagement du territoire pour intensifier la production (doc 3)</text:p>
      <text:p text:style-name="P8">B. Processus d'évol ac capital, de l'import à l'export → Japon prod + que néc ds textil, où il ne faisait que d'importer (doc 5 : 1999=bcp de prod°//ds ces alent=invest ds petits ateliers/grdes usines text dc achat machines aussi)</text:p>
      <text:p text:style-name="P7">C. Posit° d'exportateur définitif : machines en Asie et soie + petits biens artisanales en Occident (doc 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MS PMincho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1T11:19:23.93</meta:creation-date>
    <dc:date>2020-10-20T15:34:58.59</dc:date>
    <meta:editing-duration>PT7H25M3S</meta:editing-duration>
    <meta:editing-cycles>84</meta:editing-cycles>
    <meta:generator>OpenOffice/4.1.7$Win32 OpenOffice.org_project/417m1$Build-9800</meta:generator>
    <meta:document-statistic meta:table-count="0" meta:image-count="0" meta:object-count="0" meta:page-count="2" meta:paragraph-count="59" meta:word-count="994" meta:character-count="5531"/>
  </office:meta>
</office:document-meta>
</file>